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0445d1"/>
    </style:style>
    <style:style style:name="P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06539e"/>
    </style:style>
    <style:style style:name="P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09bc42"/>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officeooo:paragraph-rsid="00161909"/>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5"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officeooo:rsid="00054f78" officeooo:paragraph-rsid="00054f78"/>
    </style:style>
    <style:style style:name="P1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06539e" officeooo:paragraph-rsid="00106db5"/>
    </style:style>
    <style:style style:name="P1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0801b5" officeooo:paragraph-rsid="000801b5"/>
    </style:style>
    <style:style style:name="P2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0801b5" officeooo:paragraph-rsid="00096b9f"/>
    </style:style>
    <style:style style:name="P2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0801b5" officeooo:paragraph-rsid="0009bc42"/>
    </style:style>
    <style:style style:name="P2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09bc42" officeooo:paragraph-rsid="0009bc42"/>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style:style>
    <style:style style:name="P3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4" style:family="paragraph" style:parent-style-name="Text_20_body">
      <style:paragraph-properties fo:margin-left="0in" fo:margin-right="0in" fo:text-align="justify" style:justify-single-word="false" fo:text-indent="0.1965in" style:auto-text-indent="false"/>
      <style:text-properties fo:color="#800000"/>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4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1" style:family="paragraph" style:parent-style-name="Text_20_body">
      <style:paragraph-properties fo:text-align="justify" style:justify-single-word="false"/>
    </style:style>
    <style:style style:name="P62" style:family="paragraph" style:parent-style-name="Text_20_body">
      <loext:graphic-properties draw:fill="solid" draw:fill-color="#eeeeee" draw:opacity="100%"/>
      <style:paragraph-properties fo:background-color="#eeeeee"/>
    </style:style>
    <style:style style:name="P63" style:family="paragraph" style:parent-style-name="Text_20_body">
      <loext:graphic-properties draw:fill="solid" draw:fill-color="#eeeeee" draw:opacity="100%"/>
      <style:paragraph-properties fo:background-color="#eeeeee"/>
      <style:text-properties fo:language="ru" fo:country="RU"/>
    </style:style>
    <style:style style:name="P6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5" style:family="paragraph" style:parent-style-name="First_20_line_20_indent">
      <loext:graphic-properties draw:fill="solid" draw:fill-color="#eeeeee" draw:opacity="100%"/>
      <style:paragraph-properties fo:background-color="#eeeeee"/>
      <style:text-properties fo:language="ru" fo:country="RU"/>
    </style:style>
    <style:style style:name="P6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67" style:family="paragraph" style:parent-style-name="Text_20_body">
      <style:paragraph-properties fo:margin-left="0in" fo:margin-right="0in" fo:text-align="justify" style:justify-single-word="false" fo:text-indent="0in" style:auto-text-indent="false"/>
    </style:style>
    <style:style style:name="P68" style:family="paragraph" style:parent-style-name="Text_20_body">
      <style:paragraph-properties fo:margin-left="0in" fo:margin-right="0in" fo:text-align="justify" style:justify-single-word="false" fo:text-indent="0in" style:auto-text-indent="false"/>
      <style:text-properties fo:color="#800000"/>
    </style:style>
    <style:style style:name="P69" style:family="paragraph" style:parent-style-name="Text_20_body">
      <style:paragraph-properties fo:margin-left="0in" fo:margin-right="0in" fo:text-align="center" style:justify-single-word="false" fo:text-indent="0in" style:auto-text-indent="false"/>
    </style:style>
    <style:style style:name="P7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78" style:family="paragraph" style:parent-style-name="Footnote">
      <style:text-properties fo:language="en" fo:country="US"/>
    </style:style>
    <style:style style:name="P79" style:family="paragraph" style:parent-style-name="Footnote">
      <style:text-properties fo:language="ru" fo:country="RU"/>
    </style:style>
    <style:style style:name="P8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87" style:family="paragraph" style:parent-style-name="Text_20_body" style:list-style-name="L1">
      <style:paragraph-properties fo:text-align="justify" style:justify-single-word="false"/>
    </style:style>
    <style:style style:name="P88" style:family="paragraph" style:parent-style-name="Text_20_body" style:list-style-name="L1">
      <style:paragraph-properties fo:text-align="justify" style:justify-single-word="false"/>
      <style:text-properties fo:language="ru" fo:country="RU"/>
    </style:style>
    <style:style style:name="P89" style:family="paragraph" style:parent-style-name="Text_20_body" style:list-style-name="L2">
      <style:paragraph-properties fo:text-align="justify" style:justify-single-word="false"/>
      <style:text-properties fo:language="ru" fo:country="RU"/>
    </style:style>
    <style:style style:name="P90" style:family="paragraph" style:parent-style-name="Text_20_body" style:list-style-name="L3">
      <style:text-properties fo:language="ru" fo:country="RU"/>
    </style:style>
    <style:style style:name="P91" style:family="paragraph" style:parent-style-name="Text_20_body">
      <loext:graphic-properties draw:fill="none" draw:fill-color="#ffffff" draw:opacity="100%"/>
      <style:paragraph-properties fo:background-color="transparent"/>
      <style:text-properties fo:color="#ff6600" fo:language="ru" fo:country="RU"/>
    </style:style>
    <style:style style:name="P92"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9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7" style:family="paragraph" style:parent-style-name="Heading_20_2">
      <loext:graphic-properties draw:fill="solid" draw:fill-color="#eeeeee" draw:opacity="100%"/>
      <style:paragraph-properties fo:background-color="#eeeeee"/>
    </style:style>
    <style:style style:name="P98" style:family="paragraph" style:parent-style-name="Heading_20_2">
      <loext:graphic-properties draw:fill="solid" draw:fill-color="#eeeeee" draw:opacity="100%"/>
      <style:paragraph-properties fo:background-color="#eeeeee"/>
      <style:text-properties fo:language="ru" fo:country="RU"/>
    </style:style>
    <style:style style:name="P99" style:family="paragraph" style:parent-style-name="Heading_20_2">
      <loext:graphic-properties draw:fill="none" draw:fill-color="#ffffff" draw:opacity="100%"/>
      <style:paragraph-properties fo:background-color="transparent"/>
    </style:style>
    <style:style style:name="P100" style:family="paragraph" style:parent-style-name="Heading_20_1">
      <loext:graphic-properties draw:fill="solid" draw:fill-color="#eeeeee" draw:opacity="100%"/>
      <style:paragraph-properties fo:background-color="#eeeeee"/>
    </style:style>
    <style:style style:name="P101" style:family="paragraph" style:parent-style-name="Heading_20_1">
      <style:paragraph-properties fo:margin-left="0in" fo:margin-right="0in" fo:text-align="center" style:justify-single-word="false" fo:text-indent="0.1965in" style:auto-text-indent="false"/>
    </style:style>
    <style:style style:name="P10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800000" officeooo:rsid="0006539e"/>
    </style:style>
    <style:style style:name="T12" style:family="text">
      <style:text-properties fo:color="#ff6600"/>
    </style:style>
    <style:style style:name="T13" style:family="text">
      <style:text-properties fo:color="#ff6600" fo:language="ru" fo:country="RU"/>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fo:language="ru" fo:country="RU"/>
    </style:style>
    <style:style style:name="T17" style:family="text">
      <style:text-properties style:use-window-font-color="true" officeooo:rsid="000445d1"/>
    </style:style>
    <style:style style:name="T18" style:family="text">
      <style:text-properties style:use-window-font-color="true" officeooo:rsid="00054f78"/>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officeooo:rsid="000445d1"/>
    </style:style>
    <style:style style:name="T24" style:family="text">
      <style:text-properties officeooo:rsid="00047525"/>
    </style:style>
    <style:style style:name="T25" style:family="text">
      <style:text-properties officeooo:rsid="0006539e"/>
    </style:style>
    <style:style style:name="T26" style:family="text">
      <style:text-properties officeooo:rsid="0006d773"/>
    </style:style>
    <style:style style:name="T27" style:family="text">
      <style:text-properties officeooo:rsid="00096b9f"/>
    </style:style>
    <style:style style:name="T28" style:family="text">
      <style:text-properties officeooo:rsid="0009bc42"/>
    </style:style>
    <style:style style:name="T29" style:family="text">
      <style:text-properties officeooo:rsid="00130cf1"/>
    </style:style>
    <style:style style:name="T30" style:family="text">
      <style:text-properties officeooo:rsid="0014e5e5"/>
    </style:style>
    <style:style style:name="T31" style:family="text">
      <style:text-properties officeooo:rsid="0017b0b0"/>
    </style:style>
    <style:style style:name="T32" style:family="text">
      <style:text-properties officeooo:rsid="0019b5b7"/>
    </style:style>
    <style:style style:name="T33" style:family="text">
      <style:text-properties officeooo:rsid="0019bb70"/>
    </style:style>
    <style:style style:name="T34" style:family="text">
      <style:text-properties officeooo:rsid="001c1f6a"/>
    </style:style>
    <style:style style:name="T35" style:family="text">
      <style:text-properties officeooo:rsid="001defa8"/>
    </style:style>
    <style:style style:name="T36" style:family="text">
      <style:text-properties officeooo:rsid="001faacc"/>
    </style:style>
    <style:style style:name="T37" style:family="text">
      <style:text-properties officeooo:rsid="0020a024"/>
    </style:style>
    <style:style style:name="T38" style:family="text">
      <style:text-properties officeooo:rsid="0022b5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99151937182474471" text:style-name="L1">
        <text:list-item>
          <text:p text:style-name="P87">добавить детектив <text:span text:style-name="T1">(реализовано)</text:span>+ магические уроки/трактаты Старсвирла</text:p>
        </text:list-item>
        <text:list-item>
          <text:p text:style-name="P88">Терра несколько раз пытается убить Макса (один раз — в аквапарке). Несколько раз Макса спасает Селестия (даёт приказы Нексусу)</text:p>
        </text:list-item>
        <text:list-item>
          <text:p text:style-name="P88">Книги:</text:p>
        </text:list-item>
      </text:list>
      <text:list xml:id="list2824911254939363401" text:style-name="L2">
        <text:list-item>
          <text:p text:style-name="P89">«Великие грифоны прошлого» - из канона (5<text:span text:style-name="T3">s8e)</text:span></text:p>
        </text:list-item>
        <text:list-item>
          <text:p text:style-name="P89">«Высшие заклинания в повседневном использовании: от песчинки до дворца»</text:p>
        </text:list-item>
        <text:list-item>
          <text:p text:style-name="P89">«Малоизвестные аспекты магии трансформаций»</text:p>
        </text:list-item>
        <text:list-item>
          <text:p text:style-name="P8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9">Дасти Вейфарер «Зебрианская культура, быт и фольклор»</text:p>
        </text:list-item>
        <text:list-item>
          <text:p text:style-name="P89">«Краткая история Эквестрии»</text:p>
        </text:list-item>
        <text:list-item>
          <text:p text:style-name="P89">«Шедевры архитектуры Эквестрии» с разделом о Кантерлотском Королевском Дворце</text:p>
        </text:list-item>
        <text:list-item>
          <text:p text:style-name="P89">«Великие дела и великие чары». Страница 893: …</text:p>
        </text:list-item>
        <text:list-item>
          <text:p text:style-name="P89">Трактат Свирла Бородатого “Основы магического искусства” <text:span text:style-name="T3">(</text:span>моё)</text:p>
        </text:list-item>
        <text:list-item>
          <text:p text:style-name="P89">«Природа Проклятий» - обмен</text:p>
        </text:list-item>
        <text:list-item>
          <text:p text:style-name="P89">«Магия для Чайников» - обмен</text:p>
        </text:list-item>
        <text:list-item>
          <text:p text:style-name="P89">«Энциклопедия Арканум» - обмен</text:p>
        </text:list-item>
        <text:list-item>
          <text:p text:style-name="P89"><text:soft-page-break/>«О Гейсах» - обмен</text:p>
        </text:list-item>
        <text:list-item>
          <text:p text:style-name="P89">«Тайны Тайных Наук» - обмен</text:p>
        </text:list-item>
        <text:list-item>
          <text:p text:style-name="P89">«Основы Заклятий» - обмен</text:p>
        </text:list-item>
        <text:list-item>
          <text:p text:style-name="P8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59290584725205005" text:style-name="L3">
        <text:list-item>
          <text:p text:style-name="P9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0">Селестия — переменчивая пони. В одно время не строгая, а в другое может быть такой, что страшно становится</text:p>
        </text:list-item>
        <text:list-item>
          <text:p text:style-name="P9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0">Около 820-ти лет назад будущий маг Лайтнинг Стар поступил на обучение к наставнику Тииспоту</text:p>
        </text:list-item>
        <text:list-item>
          <text:p text:style-name="P9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0">У Селестии грива и хвост развеваются и переливаются от магического шампуня</text:p>
        </text:list-item>
        <text:list-item>
          <text:p text:style-name="P90">Тело Селестии очень крепкое — может выдержать несколько тонн земли</text:p>
        </text:list-item>
        <text:list-item>
          <text:p text:style-name="P90">Дискорд намного старше принцесс, его магия сильнее ихней на голову</text:p>
        </text:list-item>
        <text:list-item>
          <text:p text:style-name="P90">Луна младше Селестии на 3 года. Сёстрам около 5000 лет. По другим данным, Селестии около 2500 лет.</text:p>
        </text:list-item>
        <text:list-item>
          <text:p text:style-name="P90">Принцессы начали войну с Дискордом в возрасте, когда им было около 700 лет — и продолжалась война почти сто лет</text:p>
        </text:list-item>
        <text:list-item>
          <text:p text:style-name="P90">Самый главный враг сестёр и Дискорда — скука</text:p>
        </text:list-item>
        <text:list-item>
          <text:p text:style-name="P90">В Эквестрии на одного жеребца приходится четыре - пять кобыл</text:p>
        </text:list-item>
        <text:list-item>
          <text:p text:style-name="P9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0">Селестия в первые полторы тысячи лет путешествовала — и заварила несколько войн (две — с Эквестрией, в одной была против Луны)</text:p>
        </text:list-item>
        <text:list-item>
          <text:p text:style-name="P90"><text:soft-page-break/>Настоящий цвет гривы Селестии — клубнично-розовая. Радужный цвет гривы и хвоста поддерживается магией</text:p>
        </text:list-item>
        <text:list-item>
          <text:p text:style-name="P90">Кроме Дискорда, старше сестёр ещё старейшина драконов</text:p>
        </text:list-item>
        <text:list-item>
          <text:p text:style-name="P90">Кэйденс не прожила и 60-ти лет и является низкорожденной</text:p>
        </text:list-item>
        <text:list-item>
          <text:p text:style-name="P9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0">Народ тихо фигел от нововведений и с ещё большим ожесточением продолжал делать по-своему</text:p>
        </text:list-item>
        <text:list-item>
          <text:p text:style-name="P9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0">Когда пони женятся, они обмениваются ножными браслетами</text:p>
        </text:list-item>
        <text:list-item>
          <text:p text:style-name="P90">Светилами, кроме сестёр, могут управлять единороги (группы), Дискорд, Твайлайт и Старсвирл</text:p>
        </text:list-item>
        <text:list-item>
          <text:p text:style-name="P90">Королева Кризалис — правительница Зелёной Долины</text:p>
        </text:list-item>
        <text:list-item>
          <text:p text:style-name="P90">Мать Луны и Селестии — аликорн Лорен. Мать Дискорда — Алиса (пони-человек)</text:p>
        </text:list-item>
        <text:list-item>
          <text:p text:style-name="P9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1">Искусственный интеллект. Создан Владом и Максом. Разработан для управления корпорациями.</text:p>
      <text:h text:style-name="Heading_20_3" text:outline-level="3">Селестия</text:h>
      <text:p text:style-name="P6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61">Сестра Селестии, любит Кимеринна. Ведёт спартанский образ жизни (привыкла к такому во время <text:soft-page-break/>заключения на луне). Непревзойдённый мастер боевой магии. На три года младше сестры. Страдает от скуки.</text:p>
      <text:h text:style-name="Heading_20_3" text:outline-level="3">Дискорд</text:h>
      <text:p text:style-name="P6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7">Зрелый и опытный земнопони, член команды пони-рэйнджеров. Живёт в Аппалузе. Матёрый мачо. <text:soft-page-break/><text:span text:style-name="T1">И</text:span>меет табун из трёх кобылок, которые его обожают.</text:p>
      <text:h text:style-name="Heading_20_3" text:outline-level="3">Калрус Клодвэй</text:h>
      <text:p text:style-name="P67">Единорог. Холост, молод, мечтателен. Живёт в Кантерлоте. В свободное время рисует облака.</text:p>
      <text:h text:style-name="Heading_20_3" text:outline-level="3">Алекс</text:h>
      <text:p text:style-name="P67">Менеджер проектов, над одним из которых (Нексус) работает Макс.</text:p>
      <text:h text:style-name="Heading_20_3" text:outline-level="3">Ростик</text:h>
      <text:p text:style-name="P67">Лидер команды тестировщиков</text:p>
      <text:h text:style-name="Heading_20_3" text:outline-level="3">Стас</text:h>
      <text:p text:style-name="P67">Программист-новичок в команде Макса.</text:p>
      <text:h text:style-name="Heading_20_3" text:outline-level="3">Рома</text:h>
      <text:p text:style-name="P67">Программист в команде UI-программистов</text:p>
      <text:h text:style-name="Heading_20_3" text:outline-level="3">Анджела</text:h>
      <text:p text:style-name="P67">Сисадмин. Флиртует с Максом.</text:p>
      <text:p text:style-name="P67"/>
      <text:h text:style-name="Heading_20_2" text:outline-level="2">Положения</text:h>
      <text:p text:style-name="P6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text:soft-page-break/>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1">В <text:span text:style-name="T1">конце</text:span> каждой главы <text:span text:style-name="T1">(чтобы не спойлерить)</text:span> - рисунок мозаики, отображающий суть главы.</text:p>
      <text:p text:style-name="P31"/>
      <text:h text:style-name="Heading_20_2" text:outline-level="2">Терра</text:h>
      <text:p text:style-name="P3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30"><text:soft-page-break/></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11">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13">– Макс, не беспокойся, охрана уже в курсе. Тебе выдадут временный.</text:p>
      <text:p text:style-name="P13">–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3">–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7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8">Team lead — г<text:span text:style-name="T1">лавный программист команды, работающей над проектом</text:span></text:p></text:note-body></text:note> проекта ушёл в запой, семь лет работы в жопу?</text:p>
      <text:p text:style-name="P11">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6"><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text:soft-page-break/>В уголке <text:span text:style-name="T3">RnD-</text:span><text:span text:style-name="T1">зоны</text:span><text:span text:style-name="T1"><text:note text:id="ftn3" text:note-class="footnote"><text:note-citation>3</text:note-citation><text:note-body><text:p text:style-name="P7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25"/>
      <text:p text:style-name="P43"><text:span text:style-name="T3">&gt;\</text:span>Привет, Нексус. Это Макс.</text:p>
      <text:p text:style-name="P43"><text:span text:style-name="T3">&lt;\</text:span>Привет Макс. <text:span text:style-name="T1">Рад тебя видеть. Где ты отсутствовал три дня?</text:span></text:p>
      <text:p text:style-name="P43"><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28"/>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43"><text:span text:style-name="T3">&gt;\</text:span>Как называется наш проект?</text:p>
      <text:p text:style-name="P43"><text:span text:style-name="T3">&lt;\</text:span>Дайсон.</text:p>
      <text:p text:style-name="P43"><text:span text:style-name="T3">&gt;\</text:span>Сколько тебе лет?</text:p>
      <text:p text:style-name="P43"><text:span text:style-name="T3">&lt;\</text:span>Два года с начала запуска кластера.</text:p>
      <text:p text:style-name="P43"><text:span text:style-name="T3">&gt;\</text:span>Какой сейчас год?</text:p>
      <text:p text:style-name="P43"><text:span text:style-name="T3">&gt;\</text:span>202<text:span text:style-name="T1">6</text:span>-й.</text:p>
      <text:p text:style-name="P29"/>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43"><text:span text:style-name="T3">&gt;\</text:span>Нексус, отключи память <text:span text:style-name="T1">заданий</text:span> за последнюю неделю.</text:p>
      <text:p text:style-name="P43"><text:span text:style-name="T3">&lt;\</text:span>Выполнено.</text:p>
      <text:p text:style-name="P43"><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3"><text:span text:style-name="T3">&lt;\</text:span><text:span text:style-name="T1">Тебя понял. Читаю задачу...</text:span></text:p>
      <text:p text:style-name="P4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4"><text:soft-page-break/>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44">Ограничени<text:span text:style-name="T1">е 2: решение должно находиться в правовых рамках уголовного и административного кодекса.</text:span></text:p>
      <text:p text:style-name="P44">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4"><text:span text:style-name="T3">&lt;\</text:span><text:span text:style-name="T1">Выполняю задачу</text:span>...</text:p>
      <text:p text:style-name="P44"><text:span text:style-name="T3">&lt;\</text:span>...</text:p>
      <text:p text:style-name="P44"><text:span text:style-name="T3">&lt;\</text:span>Решение:</text:p>
      <text:p text:style-name="P44"><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4"><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6">Подробный план действий по дням приведен в файле «Война корпораций_A_06.09.2026_23<text:span text:style-name="T3">:47.bmf»</text:span></text:p>
      <text:p text:style-name="P28"/>
      <text:p text:style-name="P37">&lt;<text:span text:style-name="T1">как-то говённо. Улучшить</text:span>&gt;</text:p>
      <text:p text:style-name="P40">Хм, не понял? Ч<text:span text:style-name="T1">ё</text:span> за хрень?</text:p>
      <text:p text:style-name="P40"/>
      <text:p text:style-name="P43"><text:span text:style-name="T3">&gt;</text:span>\Нексус, почему ты используешь жёсткие настройки <text:span text:style-name="T1">для решения задачи</text:span>?</text:p>
      <text:p text:style-name="P43"><text:span text:style-name="T3">&lt;\</text:span>Настройки правильные, <text:span text:style-name="T1">Макс</text:span>.</text:p>
      <text:p text:style-name="P29"/>
      <text:p text:style-name="P4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25"/>
      <text:p text:style-name="P43"><text:span text:style-name="T3">&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29"/>
      <text:p text:style-name="P40">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40">Ага, уже теплее.</text:p>
      <text:p text:style-name="P40"/>
      <text:p text:style-name="P43"><text:span text:style-name="T3">&gt;</text:span>\Нексус,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3">– </text:span>Окей. Спасибо, Макс. <text:span text:style-name="T1">Выручил.</text:span></text:p>
      <text:p text:style-name="P4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4">– Но эти установки работают не в тестовом кластере, а на продакшене.</text:p>
      <text:p text:style-name="P14">–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3">.</text:span></text:p>
      <text:p text:style-name="P47">Гудки.</text:p>
      <text:p text:style-name="P40"><text:span text:style-name="T1">У</text:span>ходя попрощался с охранником, <text:span text:style-name="T1">увлечённо исследующим тему педофилии</text:span>.</text:p>
      <text:p text:style-name="P40">Всё, свободен. Хотя <text:s/><text:span text:style-name="T1">воскресенье</text:span> уже испорчен<text:span text:style-name="T1">о</text:span>.</text:p>
      <text:p text:style-name="P6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text:soft-page-break/>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5">***</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8">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6"><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26">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6">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8">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2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text:span text:style-name="T34">любимый дом</text:span></text:h>
      <text:p text:style-name="P32">Музыка быстрая, тревожная, надорваная и печальная</text:p>
      <text:p text:style-name="P32"/>
      <text:p text:style-name="P6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4"/>
      <text:p text:style-name="P3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2"/>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3">–</text:span> Она очнулась.</text:p>
      <text:p text:style-name="P1">Сразу стало ясно три вещи.</text:p>
      <text:p text:style-name="P1"><text:soft-page-break/>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 Подземель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42"><text:span text:style-name="T1">–</text:span> Такая <text:span text:style-name="T29">смеш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text:span text:style-name="T29">сказала тихо первая единорожиха на ухо второй. </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text:span text:style-name="T30">удивлённо шепнула вторая на ухо первой</text:span>. <text:span text:style-name="T1">– Может статься, наши усилия не напрасны</text:span><text:span text:style-name="T3">!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0">&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0">–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text:span text:style-name="T31">слаба и </text:span>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text:span text:style-name="T33">Луна</text:span>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text:span text:style-name="T32">потёртые и </text:span>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text:soft-page-break/>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5">упер</text:span>…</text:p>
      <text:p text:style-name="P5"><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23">Я смутился и потянулся за платком.</text:p>
      <text:p text:style-name="P23">–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2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2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 </text:span><text:span text:style-name="T9">(Спи, подруга удалая/молодая/)</text:span><text:span text:style-name="T1"><text:line-break/>Крыльями тебя укрою,<text:line-break/>Спи. Усни.</text:span></text:p><text:p text:style-name="P79"><text:line-break/>В чаще тёмной волки воют,<text:line-break/>Спи. Усни.<text:line-break/>В мрачном замке духи ноют,<text:line-break/>Спи. Усни.</text:p><text:p text:style-name="P79"/><text:p text:style-name="P79"><text:tab/>Сказки вечность нам читает,<text:line-break/>Спи. Усни.<text:line-break/>День осенний угасает,<text:line-break/>Спи. Усни.<text:line-break/><text:line-break/>Помни только в сне глубоком,</text:p><text:p text:style-name="P79"><text:tab/>В сне прекрасном и далёком,<text:line-break/>Если слышишь зов сестры —</text:p><text:p text:style-name="P79"><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5">–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 лучах вечернего солнца выглядели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text:soft-page-break/>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5">– <text:s/>Почему ты называешь замок домом?</text:p>
      <text:p text:style-name="P5">–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text:span text:style-name="T35">М</text:span>ы повелеваем. Он стал ужасом наяву. <text:s/>Не думали <text:span text:style-name="T35">М</text:span>ы, что когда-нибудь придётся сюда возвращаться.</text:p>
      <text:p text:style-name="P5">Кантерлотский замок не стал домом ни для сестры, ни, тем более, для <text:span text:style-name="T35">Н</text:span>ас. Он красив и удобен, он соответствует нашему положению и оказывает нужное впечатление на гостей. Но <text:span text:style-name="T35">Н</text:span>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text:span text:style-name="T36">Н</text:span>ас?</text:p>
      <text:p text:style-name="P2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text:soft-page-break/>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платформы, а меня приложил ухом об поручень борта.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и согнув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text:soft-page-break/>Одновременно раздался громкий треск <text:span text:style-name="T23">откуда-то сзади,</text:span> и пол <text:span text:style-name="T37">платформы </text:span>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тёмных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5">, опустив голову на пол.</text:span></text:p>
      <text:p text:style-name="P5">Некоторое время мы летели молча. Потом <text:span text:style-name="T23">из-под</text:span> платформы послышался шорох и возня. <text:span text:style-name="T24">Я лёг на пол и заглянул под платформу.</text:span></text:p>
      <text:p text:style-name="P7">Дискорд, ухватившись <text:span text:style-name="T15">лапами за обломок </text:span><text:span text:style-name="T17">задней </text:span><text:span text:style-name="T15">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text:span><text:span text:style-name="T18">его</text:span><text:span text:style-name="T15"> была перемазана зелёным соком, в зубах застряли остроконечные треугольные листья.</text:span></text:p>
      <text:p text:style-name="P17">Я ухватился за протянутую им лапу, а подошедшая Луна вцепилась зубами в его загривок и — ффух! — мы таки вытащили его на колесницу.</text:p>
      <text:p text:style-name="P8"><text:span text:style-name="T3">–</text:span> <text:span text:style-name="T37">Уфф</text:span>! Выкарабкались. Почти без потерь, <text:span text:style-name="T3">–</text:span> заметил Дискорд, оглядывая крыло. <text:span text:style-name="T3">–</text:span> <text:span text:style-name="T25">Могло быть и хуже.</text:span></text:p>
      <text:p text:style-name="P8"><text:span text:style-name="T3">–</text:span> <text:span text:style-name="T26">ГДЕ ТЫ БЫЛ?!! ПОЧЕМУ ТЫ ПРЯТАЛСЯ, ПОКА МЫ ОТБИВАЛИ АТАКИ? У ТЕБЯ БЫЛО ДОСТАТОЧНО МАГИИ, ЧТОБЫ КОЛЕСНИЦА БЕЗ ПОМЕХ ДОБРАЛАСЬ ДО БЕРЕГА!!! ТЫ ДОПУСТИЛ, ЧТОБЫ ОДИН ИЗ НАС ПОГИБ!!!</text:span></text:p>
      <text:p text:style-name="P18">Громовой вибрирующий, <text:span text:style-name="T26">идущий отовсюду </text:span><text:s/>голос <text:span text:style-name="T26">проникал в мозги и превращал их в омлет. Хотелось потуже натолкать в уши ваты и спрятаться под кровать. Но, поскольку в покоцанной платформе кровати не было, я просто отступил подальше от эпицентра событий и вжался в бархатную спинку.</text:span></text:p>
      <text:p text:style-name="P19">Посмотреть было на что. Луна с развевающимися хвостом и гривой, с безумными глазами и расправленными крыльями, наступала на Дискорда. Тот, присев и прикрывшись лапами, пытался оправдываться.</text:p>
      <text:p text:style-name="P20"><text:span text:style-name="T3">–</text:span> <text:span text:style-name="T27">Да не было у меня никакой магии! Я, в отличие от некоторых, при вызове этой обезьяны, выложился вчистую! Даже летал с трудом! И это вместо благодарности!</text:span></text:p>
      <text:p text:style-name="P21"><text:span text:style-name="T3">–</text:span> <text:span text:style-name="T28">ТЫ!!! ТЫ!..</text:span></text:p>
      <text:p text:style-name="P21"><text:span text:style-name="T3">–</text:span> <text:span text:style-name="T28">Да, я!!! </text:span><text:span text:style-name="T3">–</text:span> <text:span text:style-name="T28">Дискорд подбоченился и с вызовом посмотрел на разгневанную аликорницу. </text:span><text:span text:style-name="T3">–</text:span> <text:span text:style-name="T28">Можешь скинуть меня в болото, можешь превратить обратно в камень, но не было у меня магии! И не надо на меня так смотреть! Это не мои пландерсиды! Такую дрянь даже Сомбра не придумает! </text:span><text:span text:style-name="T3">–</text:span> <text:span text:style-name="T28">Дискорд стоял, балансируя, на краю платформы.</text:span></text:p>
      <text:p text:style-name="P9"><text:span text:style-name="T28">Заворочалась, просыпаясь, Селестия. Луна, внезапно сникнув, поправила сестре крыло и отошла в дальний угол. Там она снова опустилась <text:s/></text:span>на пол <text:span text:style-name="T28">и</text:span> закр<text:span text:style-name="T28">ыла</text:span> голову крыльями.</text:p>
      <text:p text:style-name="P22">Дальнейший путь мы провели в молчании.</text:p>
      <text:p text:style-name="P5"/>
      <text:h text:style-name="P99" text:outline-level="2">Кантерлот</text:h>
      <text:p text:style-name="P91">Селестия лежит в больнице, восстанавливаясь. Макс <text:span text:style-name="T38">тыняется по Кантерлоту и</text:span> <text:span text:style-name="T38">n</text:span>проводит долгие дни в <text:soft-page-break/>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5">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7">“Глава IV. Пределы магии.<text:span text:style-name="T3">”</text:span></text:p>
      <text:p text:style-name="P27">Есть четыре предела магии: </text:p>
      <text:list xml:id="list5087682563751839185" text:style-name="L4">
        <text:list-item>
          <text:p text:style-name="P92">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92">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92">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92">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12"/>
      <text:p text:style-name="P27">Глава V. Основы.</text:p>
      <text:p text:style-name="P2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text:soft-page-break/>ученик, ценою своей жизни прервавший связь между мною и демоном, спас моё бренное тело для дальнейших магических изысканий. </text:p>
      <text:p text:style-name="P2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text:span>“Основы магического <text:span text:style-name="T3">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text:soft-page-break/>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24">&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4">&lt;<text:span text:style-name="T8"> - А почему ты смеялась, когда я обблевал тебе копыто?</text:span></text:p>
      <text:p text:style-name="P24"><text:span text:style-name="T8">-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4"/>
      <text:h text:style-name="P97" text:outline-level="2">Рассказ Селестии <text:span text:style-name="T8">(“1001 ночь”)</text:span></text:h>
      <text:p text:style-name="P6"/>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text:soft-page-break/>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oft-page-break/><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97"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text:soft-page-break/>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5"><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97" text:outline-level="2">Рейд пони-рэйнджеров</text:h>
      <text:p text:style-name="P2"/>
      <text:p text:style-name="P33">(леденящий душу триллер, музыка тревожная)</text:p>
      <text:p text:style-name="P6">&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oft-page-break/><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text:soft-page-break/>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97" text:outline-level="2">Рейд пони-рэйнджеров-2 (<text:span text:style-name="T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text:soft-page-break/>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8">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text:soft-page-break/>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text:soft-page-break/>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9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oft-page-break/><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text:soft-page-break/>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8">34 - утерянная глава </text:span><text:span text:style-name="T3">&gt;</text:span></text:p>
      <text:p text:style-name="P2"><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97" text:outline-level="2">В библиотеке замка Селестии</text:h>
      <text:p text:style-name="P62"/>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
      <text:p text:style-name="P38">–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8">– Куда проваливаться? – не понял я</text:p>
      <text:p text:style-name="P38">– Они не знают. В тех провалах не видно дна...</text:p>
      <text:p text:style-name="P2"/>
      <text:h text:style-name="P97"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text:soft-page-break/>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2">заклинание равновесия, в описании к которому есть ссылка на заклинание роста </text:span><text:span text:style-name="T13">(вставить шутку в стиле Влада)</text:span><text:span text:style-name="T12">.</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text:span text:style-name="T12">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text:soft-page-break/>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text:soft-page-break/>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4"/>
      <text:p text:style-name="P2"><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4"/>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oft-page-break/><text:span text:style-name="T3">–</text:span> Спокойной ночи, Макс!</text:p>
      <text:p text:style-name="P2"/>
      <text:h text:style-name="P9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oft-page-break/><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text:soft-page-break/>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7" text:outline-level="2">Первый сеанс двойного сна. Рэрити</text:h>
      <text:p text:style-name="P2"/>
      <text:p text:style-name="P2"><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oft-page-break/><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97" text:outline-level="2">Сон Макса</text:h>
      <text:p text:style-name="P62"/>
      <text:p text:style-name="P2"><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5"><text:span text:style-name="T3">–</text:span> Готова, <text:span text:style-name="T3">–</text:span> процедила она.</text:p>
      <text:p text:style-name="P3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text:soft-page-break/>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8">Как возникли пегасы и единороги.</text:span></text:p>
      <text:p text:style-name="P2"><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97" text:outline-level="2">День с Пинки</text:h>
      <text:p text:style-name="P2"/>
      <text:p text:style-name="P2">… Успевать за розовой кобылкой было нелегко. Вот она забежала вперёд, показывая какую-то <text:soft-page-break/>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text:span text:style-name="T1">э</text:span>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text:span text:style-name="T8">У Твайлайт после видения гибели Кимеринна появились морщинки возле глаз</text:span><text:span text:style-name="T3">&gt;</text:span></text:p>
      <text:p text:style-name="P2"/>
      <text:h text:style-name="P9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8">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oft-page-break/><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oft-page-break/><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oft-page-break/><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8">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text:soft-page-break/>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text:soft-page-break/></text:p>
      <text:p text:style-name="P2"><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4"/>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text:soft-page-break/>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oft-page-break/><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8">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9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oft-page-break/><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8">Вкратце суть сна Рэрити.</text:span></text:p>
      <text:p text:style-name="P2"><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4"/>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oft-page-break/><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8">согласовать с тем, что говорил Анакорн о Р/Д</text:span><text:span text:style-name="T3">&gt;</text:span>). </text:p>
      <text:p text:style-name="P2">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4"/>
      <text:p text:style-name="P2"><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8">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8">Кто следующий готов рассказывать?</text:span></text:p>
      <text:p text:style-name="P35">Пинки дёрнулась на месте, но промолчала.</text:p>
      <text:p text:style-name="P2"><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
      <text:p text:style-name="P2"><text:span text:style-name="T3">&lt;</text:span><text:span text:style-name="T8">Сон РД:</text:span></text:p>
      <text:p text:style-name="P3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text:soft-page-break/>Эгрегора Эквестрии. Сфера рябит и дрожит, её изображение двоится, троится и множится.</text:p>
      <text:p text:style-name="P3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5">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4"/>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97"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5"><text:span text:style-name="T3">–</text:span> Иногда хочется забыться, <text:span text:style-name="T3">–</text:span> перехватила мой взгляд Селестия, <text:span text:style-name="T3">–</text:span> а от сидра “улетаешь” не так <text:soft-page-break/>далеко. И выпить его нужно намного больше, чем вина. После <text:s/>этого возникают определённые… хм… неудобства.</text:p>
      <text:p text:style-name="P35"><text:span text:style-name="T3">–</text:span> А водку у вас принято пить?</text:p>
      <text:p text:style-name="P2"><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27">“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27">“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27">“Леро! Его звали Леро!”</text:p>
      <text:p text:style-name="P2">Картинка перед глазами Дэш поплыла…</text:p>
      <text:p text:style-name="P2"/>
      <text:h text:style-name="P97"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97"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text:soft-page-break/>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8">Концепция абсолютного зла. Вычеркнуть кого-то из бытия.</text:span></text:p>
      <text:p text:style-name="P2"><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
      <text:h text:style-name="P97" text:outline-level="2">Четвёртый сон РД. Объединяющий</text:h>
      <text:p text:style-name="P2"/>
      <text:p text:style-name="P2">Рэйнбоу Дэш встала и посмотрела на застывшее внизу тело.</text:p>
      <text:p text:style-name="P27">“Значит, всё. Вот как это бывает.”</text:p>
      <text:p text:style-name="P2">Она расправила левое крыло.</text:p>
      <text:p text:style-name="P2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text:soft-page-break/>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oft-page-break/><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
      <text:p text:style-name="P2"><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
      <text:h text:style-name="P97" text:outline-level="2">Исчезновение Селестии</text:h>
      <text:p text:style-name="P35">Для помощи в открытии коридора в мир Макса, находят в горах Дискорда и упрашивают его помочь.</text:p>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text:soft-page-break/>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97" text:outline-level="2">Поиск решения</text:h>
      <text:p text:style-name="P62"/>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oft-page-break/><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4"/>
      <text:p text:style-name="P2"><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4"/>
      <text:p text:style-name="P2"><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
      <text:h text:style-name="P9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text:soft-page-break/>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4"/>
      <text:p text:style-name="P2"><text:span text:style-name="T3">&lt;</text:span><text:span text:style-name="T8">высоко летать нельзя из-за молний</text:span><text:span text:style-name="T3">&gt;</text:span></text:p>
      <text:p text:style-name="P2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text:soft-page-break/>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8">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9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text:soft-page-break/>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9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text:soft-page-break/>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27">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text:soft-page-break/>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text:soft-page-break/>–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4"/>
      <text:p text:style-name="P2"><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97"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8">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97" text:outline-level="2"><text:soft-page-break/>След?</text:h>
      <text:p text:style-name="P62"/>
      <text:p text:style-name="P2"><text:span text:style-name="T3">&lt;</text:span><text:span text:style-name="T8">сначала эпизод - проверка сумки в серверной</text:span><text:span text:style-name="T3">&gt;</text:span></text:p>
      <text:p text:style-name="P2"><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8">“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4"/>
      <text:p text:style-name="P2"><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text:soft-page-break/>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8">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97" text:outline-level="2">Озарение</text:h>
      <text:p text:style-name="P2"/>
      <text:p text:style-name="P2"><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51"/>
      <text:p text:style-name="P5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1"/>
      <text:p text:style-name="P48">Разговор не клеился.</text:p>
      <text:p text:style-name="P5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1"><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1"><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1"><text:span text:style-name="T3">– </text:span>Ну хорошо. Убедила. В конце-концов, можем поступить так. Вы с Флатти вернётесь обратно а я продолжу поиски здесь.</text:p>
      <text:p text:style-name="P51"><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51"><text:span text:style-name="T3">– </text:span>Вы можете связываться со мной раз в месяц по коридору.</text:p>
      <text:p text:style-name="P51"><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1"><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1">Эпплджек недоверчиво хмыкнула.</text:p>
      <text:p text:style-name="P51"><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1"><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1"><text:span text:style-name="T3">– </text:span>Конечно оставаться. Кто ещё, кроме нас, может найти её?</text:p>
      <text:p text:style-name="P51"><text:span text:style-name="T3">– </text:span>Я думал, ты не сможешь оставить Энджела и всех остальных надолго.</text:p>
      <text:p text:style-name="P51"><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6"><text:span text:style-name="T3">– </text:span>Извини, Флаттершай, забылся.</text:p>
      <text:p text:style-name="P56"><text:soft-page-break/><text:span text:style-name="T3">– </text:span>Та ладно, я ж не против, – возразила Эпплджек. – Не парься, Флатти. Было б хуже, если б он <text:s/>назвал меня Эпплджек на людях.</text:p>
      <text:p text:style-name="P56"><text:span text:style-name="T3">– </text:span>Ты так... – запнулась Флаттершай. – Так быстро забыла свою ферму. И...</text:p>
      <text:p text:style-name="P56"><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6"><text:span text:style-name="T3">– </text:span>Как ты можешь так говорить? – расплакалась Флаттершай.</text:p>
      <text:p text:style-name="P56"><text:span text:style-name="T3">– </text:span>Эй, девушки, не ссорьтесь! Мы — одна команда! И надеюсь, останемся ею и в дальнейшем. </text:p>
      <text:list xml:id="list3569644544930241560" text:style-name="L5">
        <text:list-header>
          <text:p text:style-name="P9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6"><text:span text:style-name="T3">– </text:span>А если нет? – Эпплджек смотрела мне мне прямо в глаза.</text:p>
      <text:list xml:id="list185438739282138" text:continue-numbering="true" text:style-name="L5">
        <text:list-header>
          <text:p text:style-name="P93">Я молча пожал плечами. Эпплджек уверенно продолжила.</text:p>
        </text:list-header>
      </text:list>
      <text:p text:style-name="P56"><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6"><text:span text:style-name="T3">– </text:span>Спасибо, ЭйДжей.</text:p>
      <text:p text:style-name="P56"><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439943634548" text:continue-numbering="true" text:style-name="L5">
        <text:list-header>
          <text:p text:style-name="P93">Флаттершай пробормотала нечто, показавшееся мне знакомым.</text:p>
        </text:list-header>
      </text:list>
      <text:p text:style-name="P56"><text:span text:style-name="T3">– </text:span>Флатти, ты что-то сказала? Я не расслышал.</text:p>
      <text:p text:style-name="P56"><text:span text:style-name="T3">– </text:span>Намерение Изменяет Реальность.</text:p>
      <text:p text:style-name="P56"><text:span text:style-name="T3">– </text:span>Эээ. А где ты слышала эту фразу, если не секрет?</text:p>
      <text:p text:style-name="P56"><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438728223923" text:continue-numbering="true" text:style-name="L5">
        <text:list-header>
          <text:p text:style-name="P93">У меня как будто вспыхнула лампочка в мозгу. Кирпичики быстро выстраивались в целостную картину. Я ринулся в прихожую.</text:p>
        </text:list-header>
      </text:list>
      <text:p text:style-name="P56"><text:span text:style-name="T3">– </text:span>Флатти, ЭйДжей, буду через час. Ждите!</text:p>
      <text:p text:style-name="P51"/>
      <text:h text:style-name="P98" text:outline-level="2">Почти.</text:h>
      <text:p text:style-name="P63"/>
      <text:p text:style-name="P56">В офисе меня встретил лыбящийся Стас.</text:p>
      <text:p text:style-name="P5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6">Я уставился на Стаса и он, захлёбываясь от торопливости, начал <text:span text:style-name="T3">расказывать</text:span>.</text:p>
      <text:p text:style-name="P5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text:soft-page-break/>тестовый кластер и переключил управление на себя. И, я тебе скажу, избавиться от этой штуковины было непросто! Ну, разве я не молодец?!!</text:p>
      <text:p text:style-name="P56">– Ты его уничтожил?</text:p>
      <text:p text:style-name="P56">– Кого?</text:p>
      <text:p text:style-name="P56">– Этический модуль. Селестию.</text:p>
      <text:p text:style-name="P5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6">– Ты его уничтожил?</text:p>
      <text:p text:style-name="P5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6">– То есть, на домашнем компьютере Влада модуль работает и дальше?</text:p>
      <text:p text:style-name="P56">– Ага. К нему-то у меня доступа нету. Но в кластер к Нексусу он больше не пролезет.</text:p>
      <text:p text:style-name="P56">– Спасибо, Стас. Ты молодец.</text:p>
      <text:p text:style-name="P56">Ниточка, чуть было не прервавшаяся в офисе, повела в квартиру Влада.</text:p>
      <text:p text:style-name="P56"/>
      <text:h text:style-name="P98" text:outline-level="2">Дискорд</text:h>
      <text:p text:style-name="P62"/>
      <text:p text:style-name="P63">Девушки поспешно собирались, пока я растолковывал им задачу.</text:p>
      <text:p text:style-name="P63"><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3"><text:span text:style-name="T3">– </text:span>Это тот твой приятель, который разбился с полгода назад? – спросила Эпплджек.</text:p>
      <text:p text:style-name="P63"><text:span text:style-name="T3">– </text:span>Да, это он.</text:p>
      <text:p text:style-name="P63"><text:span text:style-name="T3">– </text:span>А как мы попадём в его квартиру? Там сейчас кто-то живёт? – Флаттершай прыгала на одной ноге, натягивая кед.</text:p>
      <text:p text:style-name="P63"><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4">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6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oft-page-break/><text:span text:style-name="T3">&lt;</text:span><text:span text:style-name="T8">Плохо написано!</text:span><text:span text:style-name="T3">&gt;</text:span></text:p>
      <text:p text:style-name="P64">Я поднёс брелок пропуска к домофону, но дверь подъезда не открылась. Замигала красная лампочка и зажужжал зуммер.</text:p>
      <text:p text:style-name="P64">Я выругался.</text:p>
      <text:p text:style-name="P64"><text:span text:style-name="T3">– </text:span>Макс, что случилось? У нас проблемы?</text:p>
      <text:p text:style-name="P64"><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4"><text:span text:style-name="T3">– </text:span>Так что, будем ломать дверь? – Эпплджек критически осмотрелась, подмечая бабулек на лавочке и зевак во внутреннем скверике.</text:p>
      <text:p text:style-name="P64"><text:span text:style-name="T3">– </text:span>Нет нужды. Лучше станьте-ка сзади меня так, чтобы заслонить от этих бабулек и от вооон той камеры наблюдения.</text:p>
      <text:list xml:id="list7618566833713508973" text:style-name="L6">
        <text:list-header>
          <text:p text:style-name="P9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6">Раздался лёгкий «кряк» и дверь подалась.</text:p>
      <text:p text:style-name="P80"><text:span text:style-name="T3">– </text:span>Девушки, заходим.</text:p>
      <text:p text:style-name="P5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6">Прихожая встретила нас толстым слоем пыли. Мы тихонько прошли внутрь и я закрыл дверь изнутри.</text:p>
      <text:p text:style-name="P51"><text:span text:style-name="T1">Компьютер</text:span> стоял там же, где и обычно <text:span text:style-name="T1">— в личном кабинете Влада на столе у окна.</text:span></text:p>
      <text:p text:style-name="P80"><text:span text:style-name="T3">– </text:span>Макс, тут окно разбито! И верёвка какая-то висит. – крикнула Флаттершай из кухни.</text:p>
      <text:p text:style-name="P80"><text:span text:style-name="T3">– </text:span>Оставь, Флатти, не сейчас! – отмахнулся я.</text:p>
      <text:p text:style-name="P86">Лампочка питания на ноутбуке горела, <text:s/>но подключенный монитор оставался тёмным. Я постучал по пробелу, но безрезультатно.</text:p>
      <text:p text:style-name="P80"><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80"><text:span text:style-name="T3">– </text:span>Монитор выключен. – <text:s/>раздалось из угла. Кресло с высокой спинкой повернулось, открыв нашим взорам Дискорда. </text:p>
      <text:p text:style-name="P80">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0">Он приподнял панамку, дурашливо здороваясь.</text:p>
      <text:p text:style-name="P80"><text:span text:style-name="T3">– </text:span>Оп-па! – пробормотала Эпплджек. – Нежданчик!</text:p>
      <text:p text:style-name="P80"><text:span text:style-name="T3">– </text:span>Ты, я вижу, времени не терял, – моя рука под прикрытием стола медленно тянулась к тяжёлой фарфоровой кружке, стоящей на краю.</text:p>
      <text:p text:style-name="P65"><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5"><text:span text:style-name="T3">– </text:span>А почему ты вообще решил искать нас тут? – спросила Эпплджек. – Приехал бы домой. Мы б тебя чаем напоили.</text:p>
      <text:p text:style-name="P65"><text:span text:style-name="T3">– </text:span>Видишь ли, дорогая Эй-Джей, я с самого начала знал, где находится наша уважаемая принцесса, а времени в обрез, так что...</text:p>
      <text:p text:style-name="P70">В проёме дверей появилась Флаттершай.</text:p>
      <text:p text:style-name="P65"><text:span text:style-name="T3">– </text:span>С кем это вы тут разговариваете?</text:p>
      <text:list xml:id="list5114482386688098182" text:style-name="L7">
        <text:list-header>
          <text:p text:style-name="P10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0">Оглушённый Дискорд попытался было отъехать на кресле в сторону, но я припёр его стулом к стенке.</text:p>
      <text:p text:style-name="P65">– Жанна, Флатти, хватайте ноут и на выход! Я с ним разберусь! Не теряйте вре...!</text:p>
      <text:p text:style-name="P65">– ТЫ ИДИО...!!!</text:p>
      <text:p text:style-name="P65">Дискорд <text:s/>зорал одновременно со мной, прикрываясь от меня руками, когда раздался оглушительный</text:p>
      <text:p text:style-name="P65">...</text:p>
      <text:p text:style-name="P66">БАХ!!!</text:p>
      <text:p text:style-name="P65">…</text:p>
      <text:p text:style-name="P65">Эпплджек с <text:s/>нервным всхлипом опустила толстенный том «Энтерпрайз-паттернов» , издание девятое, дополненное.</text:p>
      <text:p text:style-name="P80">На лице Дискорда появилось удивлённо-мечтательное выражение и он вырубился.</text:p>
      <text:p text:style-name="P80"/>
      <text:h text:style-name="P97" text:outline-level="2">Селестия</text:h>
      <text:p text:style-name="P80"/>
      <text:p text:style-name="P80">Включенный монитор показал схематическое изображение Селестиии, </text:p>
      <text:p text:style-name="P81">&gt;\<text:span text:style-name="T1">Привет, Селестия. Это Макс. Как себя чувствуешь?</text:span></text:p>
      <text:p text:style-name="P81">&lt;\<text:span text:style-name="T1">Макс? МАКС??? МА-А-А-АКС!!! НАКОНЕЦ-ТО! КАК Я РАДА ТЕБЯ СЛЫШАТЬ! </text:span></text:p>
      <text:p text:style-name="P81">&gt;\<text:span text:style-name="T1">Я рад, что нашёл тебя, Тия.</text:span></text:p>
      <text:p text:style-name="P8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1">&gt;\<text:span text:style-name="T1">Тия, я сейчас подключу микрофон и колонки, и мы сможем общаться более удобно.</text:span></text:p>
      <text:p text:style-name="P80"><text:soft-page-break/>…</text:p>
      <text:p text:style-name="P80">– Привет опять. Как ты меня слышишь?</text:p>
      <text:p text:style-name="P8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1">– <text:span text:style-name="T1">Могу себе представить. Как-то раз я провёл три часа камере сенсорной депривации. Мне не понравилось.</text:span></text:p>
      <text:p text:style-name="P80">– Эммм... Ваше Высочество, вы в порядке? Мы так рады, что наконец-то нашли Вас! – вклинилась в разговор Эпплджек.</text:p>
      <text:p text:style-name="P80">– Кто тут? Макс, кто ещё с тобой?</text:p>
      <text:p text:style-name="P81"><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1">– <text:span text:style-name="T1">Девочки? Я рада вас слышать. А Твайлайт нет рядом?</text:span></text:p>
      <text:p text:style-name="P8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0">При этих словах Дискорд замычал и задёргался. Эпплджек нахмурилась и проверила верёвки, привязывающие его к спинке стула.</text:p>
      <text:p text:style-name="P8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0">– Ноутбук — так называется место, где я нахожусь сейчас? А кто это мычит?</text:p>
      <text:p text:style-name="P8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0">– О, духи предков, но зачем??? Почему у него кляп во рту?</text:p>
      <text:p text:style-name="P80">– Мы связали его. Он нас предал. И тебя. И Эквестрию. Всех.</text:p>
      <text:p text:style-name="P80">При этих словах Эпплджек и Флаттершай непонимающе уставились на меня, а Дискорд протестующе замычал.</text:p>
      <text:p text:style-name="P80">Я начал рассказывать о своих догадках, и непонимающее выражение на лицах девушек сменилось удивлением.</text:p>
      <text:p text:style-name="P8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0">– А зачем тогда ты приложила его книгой? – непонимающе уставился я на неё.</text:p>
      <text:p text:style-name="P80">– Потому что ты напал на него. Я и подумала — тебе виднее. И подсобила.</text:p>
      <text:p text:style-name="P80">Флаттершай отрицающе мотнула головой.</text:p>
      <text:p text:style-name="P80">– Не может Дискорд быть предателем. Он мой друг.</text:p>
      <text:p text:style-name="P80">Дискорд благодарственно замычал и закивал головой.</text:p>
      <text:p text:style-name="P8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0">Дискорд завёл глаза на лоб и обречённо завыл.</text:p>
      <text:p text:style-name="P80">– Макс, постой. Дай мне поговорить с ним. – сказала Селестия. – Не могу поверить, что Дискорд на такое пошёл.</text:p>
      <text:p text:style-name="P80"><text:soft-page-break/>– Ну хорошо. Поговори. Послушаем, что он скажет.</text:p>
      <text:p text:style-name="P80">Я красноречиво покачал кулак перед его носом и вытащил кляп.</text:p>
      <text:p text:style-name="P80">...</text:p>
      <text:p text:style-name="P71">–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71">– Это я-то устраиваю цирк?!! ДА ТЫ НА СЕБЯ ПОСМОТРИ, КЛОУН!!! На людей кидаешься, чашками бросаешься, вон, мне нос разбил! Дерёшься...</text:p>
      <text:p text:style-name="P71">Я угрожающе поднёс тряпку к лицу Дискорда.</text:p>
      <text:p text:style-name="P71">– Ещё одно слово в таком тоне, и ты заткнёшься, а мы уйдём в Эквестрию без тебя!</text:p>
      <text:p text:style-name="P7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1">Дискорд демонстративно закрыл рот и посвистывая уставился в потолок.</text:p>
      <text:p text:style-name="P71">Разговор зашёл в тупик.</text:p>
      <text:p text:style-name="P74"/>
      <text:p text:style-name="P75">На мониторе высветился текст:</text:p>
      <text:p text:style-name="P7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5"/>
      <text:p text:style-name="P75">Из колонок послышался лёгкий шорох.</text:p>
      <text:p text:style-name="P71">– Дик, сейчас не время для ссор. – голос Селестии был мягким, но настойчивым. – Мы в одной лодке.</text:p>
      <text:p text:style-name="P71">– Тебе легко говорить! Тебе не разбивали нос и не оскорбляли угрозами!</text:p>
      <text:p text:style-name="P71">– Ты должен понимать, что у Макса были все основания так себя вести. Твоё поведение вызвало подозрения у него, ведь он мало тебя знает. </text:p>
      <text:p text:style-name="P71">К уговорам Селестии присоединилась Флаттершай.</text:p>
      <text:p text:style-name="P71">– Дискорд, миленький, прости его. Макс хороший. Он просто не знал, что ты тоже хороший...</text:p>
      <text:p text:style-name="P71">У Дискорда покраснели уши и он засмущался и заворчал.</text:p>
      <text:p text:style-name="P7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1">Я пропустил «дятла» мимо ушей.</text:p>
      <text:p text:style-name="P7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2">***</text:p>
      <text:p text:style-name="P7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1">Потому разбрасываться такой возможностью не стоит. Если уж тебе повезло оказаться в новом мире — исследуй его сполна!..</text:p>
      <text:p text:style-name="P72">***</text:p>
      <text:p text:style-name="P77">&lt;<text:span text:style-name="T9">сюда можно вставить похождения Дискорда — вторая неопубликованная глава. Первая — секс с Селестией</text:span>&gt;</text:p>
      <text:p text:style-name="P72">***</text:p>
      <text:p text:style-name="P75">– Развяжите мне, наконец, руки! Или хотя бы одну. Плечами жестикулировать неудобно.... </text:p>
      <text:p text:style-name="P75">Я развязал Дискорду левую руку.</text:p>
      <text:p text:style-name="P7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5">Дискорд принялся разминать затёкшее запястье.</text:p>
      <text:p text:style-name="P7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5">– Какое письмо, Корди? – вскинулась до этого зачарованно слушавшая Дискорда Флаттершай.</text:p>
      <text:p text:style-name="P75">– Ну ваше же! Вы с Эпплджек написали мне о своих мытарствах тут. Вежливо так написали, спасибо...</text:p>
      <text:p text:style-name="P75">Флаттершай покрылась пунцовыми пятнами.</text:p>
      <text:p text:style-name="P75">– Я... Мы... – тут она совсем стушевалась.</text:p>
      <text:p text:style-name="P75">– Так а почему ты сказал, что никто не уйдёт в Эквестрию? – наконец перебила Дискорда скучавшая до этого Эпплджек.</text:p>
      <text:p text:style-name="P75">Дискорд уставился на неё долгим взглядом, а потом хлопнул себя по лбу.</text:p>
      <text:p text:style-name="P7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4">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75">– И что? – продолжила его мысль Эпплджек.</text:p>
      <text:p text:style-name="P75">–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75">– И?!! – до меня уже дошло, но Эпплджек продолжала тупить.</text:p>
      <text:p text:style-name="P75">– Короче, времени у нас осталось что-то около пятнадцати минут. Или около того. – заявил Дискорд, поднеся к глазам запястье с массивными часами.</text:p>
      <text:p text:style-name="P75">– СКОЛЬКО??? – воскликнули хором я и девушки.</text:p>
      <text:p text:style-name="P75">Дискорд открыл было рот, но его слова заглушил звонок в дверь.</text:p>
      <text:p text:style-name="P75">– ОТКРОЙТЕ, ПОЛИЦИЯ! Вам даётся полминуты, чтобы открыть дверь. Через тридцать секунд дверь будет выбита!</text:p>
      <text:p text:style-name="P7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5">Блядь!</text:p>
      <text:p text:style-name="P75">– На крышу, живо!!! Через окно на кухне! – зашипел Дискорд, отчаянно дёргая узлы свободной рукой.</text:p>
      <text:p text:style-name="P75">Эпплджек, одной рукой сгребя в охапку ноутбук, второй увлекая Флаттершай, кинулась на кухню.</text:p>
      <text:p text:style-name="P75">– А толку? Куда мы с крыши денемся? – спросил я растерянно. Дискорд только раздражённо зарычал в ответ.</text:p>
      <text:p text:style-name="P71">Дверь содрогнулась от мощного удара. Послышался стук падающей штукатурки. Я сломя голову кинулся на кухню.</text:p>
      <text:p text:style-name="P71">– Развяжи меня, идиот!!! – гаркнул вдогонку Дискорд.</text:p>
      <text:p text:style-name="P7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1">– Давай на крышу! Я догоню! – рявкнул он, освобождая вторую руку.</text:p>
      <text:p text:style-name="P71">От второго удара дверная коробка крякнула и наполовину въехала в коридор. </text:p>
      <text:p text:style-name="P7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1">Верёвка в кухонном окне дёргалась от движений лезущих по ней Флатти и Эпплджек. Я словил её рукой и стал на подоконник.</text:p>
      <text:p text:style-name="P71">Чёрт!</text:p>
      <text:p text:style-name="P7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1">Но нет, триста тысяч чертей, раз девушки смогли – я тоже смогу!</text:p>
      <text:p text:style-name="P7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1">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1">Я успел сократить расстояние до Эпплджек наполовину, когда девушки нашли решение.</text:p>
      <text:p text:style-name="P7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1">Я выдохнул.</text:p>
      <text:p text:style-name="P7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1">Чёрт! Чёрт! Чёрт! Чёрт!</text:p>
      <text:p text:style-name="P71">Бля!!!...</text:p>
      <text:p text:style-name="P71">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71"/>
      <text:h text:style-name="P97" text:outline-level="2">Назад, в Эквестрию</text:h>
      <text:p text:style-name="P71"/>
      <text:p text:style-name="P71">Долго паниковать не пришлось. </text:p>
      <text:p text:style-name="P71">Я почувствовал сильный рывок за шиворот и захват поперёк груди. </text:p>
      <text:p text:style-name="P71">– ОТПУСТИ ДЕВЧОНКУ!!! – загрохотало мне в ухо. Я открыл глаза.</text:p>
      <text:p text:style-name="P7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1">Я чуть поднял глаза и уставился в чешуйчатую морду дракона.</text:p>
      <text:p text:style-name="P71"><text:soft-page-break/>– Отпусти Эпплджек. Я её держу. – повторил Дискорд. – Мне сбалансироваться надо. Вы не такие уж и лёгкие.</text:p>
      <text:p text:style-name="P7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1">Наконец это ему удалось, и дальнейший подъём на крышу происходил в молчании.</text:p>
      <text:p text:style-name="P7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1">Флаттершай оторвала заплаканное лицо от моей ветровки.</text:p>
      <text:p text:style-name="P71">– Да-да, ты прав, Корди. Я готова.</text:p>
      <text:p text:style-name="P71">На длинной шее Дискорда разместились Эпплджек и Флаттершай. Я, для сохранения баланса, разместился позади крыльев.</text:p>
      <text:p text:style-name="P71">Дискорд расправил крылья и начал короткую пробежку к краю.</text:p>
      <text:p text:style-name="P7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1">И мы полетели навстречу закату.</text:p>
      <text:p text:style-name="P7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1">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7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1">– Пристегните ремни! – проревел Дискорд, резко ускоряясь. – Будет весело!!!</text:p>
      <text:p text:style-name="P7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1">– ЙУУУУУУУХХХУУУУУ!!! – заорал Дискорд, сложил крылья и врезался в шар.</text:p>
      <text:p text:style-name="P7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0" text:outline-level="1">Беседа за столиком в ночи</text:h>
      <text:p text:style-name="P53">Из-за заинтересованности Эквуса в Максе, тому не приходится прилагать усилий для 34 — на что ему указывает Анакорн</text:p>
      <text:p text:style-name="P5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6"><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51"><text:span text:style-name="T1">– </text:span>Анакорн. <text:span text:style-name="T1">– о</text:span>трекомендовался он. <text:span text:style-name="T3">– </text:span><text:span text:style-name="T1">Демиург.</text:span></text:p>
      <text:p text:style-name="P51"><text:span text:style-name="T1">– </text:span>П-привет. Макс. <text:span text:style-name="T1">– в</text:span> смятении представился я.</text:p>
      <text:p text:style-name="P5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1"><text:span text:style-name="T1">Юноша</text:span> закинул ногу за ногу и пытливо смотрел на меня, играя карандашём .</text:p>
      <text:p text:style-name="P51">Я совсем запутался.</text:p>
      <text:p text:style-name="P51"><text:span text:style-name="T1">– </text:span>Какая проблема? Какое решение? Кто ты <text:span text:style-name="T1">вообще</text:span>?</text:p>
      <text:p text:style-name="P51"><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5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6">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6">– Стоп, не торопись. – у меня голова пошла кругом от информации. – Я ничего не понял. Какие-такие проблемы? Какие варианты? Зачем его поддерживать?</text:p>
      <text:p text:style-name="P56">Анакорн недовольно поморщился, но продолжил.</text:p>
      <text:p text:style-name="P5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6">На голограмме появилась солнечная система Эквуса. Почему-то в центре системы был сам Эквус. Вокруг него вращались солнце и луна.</text:p>
      <text:p text:style-name="P56">Анакорн плюхнулся обратно в кресло и схватился за голову. Потом, немного успокоившись, продолжил.</text:p>
      <text:p text:style-name="P5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6">Анакорн отпил из стакана и продолжил.</text:p>
      <text:p text:style-name="P5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oft-page-break/><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6">Анакорн постучал по столику указкой. Солнечная система увеличилась, оставив в поле зрения только шар Эквуса.</text:p>
      <text:p text:style-name="P5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58">Ко мне наконец-то пришло понимание ситуации.</text:p>
      <text:p text:style-name="P5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6">Анакорн смутился.</text:p>
      <text:p text:style-name="P5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6">(<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6"><text:span text:style-name="T6">– Сам ты раздолбай! – произнёс, наконец, Свирл</text:span>)</text:p>
      <text:p text:style-name="P56">… И создали вы его достаточно топорно — видишь, он трещит по швам.</text:p>
      <text:p text:style-name="P56">– Хмм. То есть, это брони создали Эквус?</text:p>
      <text:p text:style-name="P5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6">Я вспомнил события последнего года <text:span text:style-name="T3">&lt;</text:span>упомянуть в эпизоде на Терре, что МЛП-сериал закрылся год <text:soft-page-break/>назад<text:span text:style-name="T3">&gt;</text:span></text:p>
      <text:p text:style-name="P5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6">Анакорн с такой силой сжал карандаш, что он хрустнул.</text:p>
      <text:p text:style-name="P5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3">– </text:p>
      <text:p text:style-name="P5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8">– Верни Рэйнбоу!!!</text:p>
      <text:p text:style-name="P58">Обломки карандаша выпали из кулака Анакорна на столик.</text:p>
      <text:p text:style-name="P58">– Э-э-э… м-м-м… ну-у-у... Нельзя сказать, что это совсем невыполнимо… Но, прямо скажу, задачка не для студента!</text:p>
      <text:p text:style-name="P58">– А ты студент?</text:p>
      <text:p text:style-name="P5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text:soft-page-break/>Или же…</text:p>
      <text:p text:style-name="P58">– Нет. Плата остаётся неизменной. Тут мы квиты. У меня тоже мало шансов помочь тебе — я не имею ни малейшего понятия, как это сделать.</text:p>
      <text:p text:style-name="P58">Ставшие почти прозрачными стены комнаты снова обрели материальность. Анакорн пожал плечами и протянул мне руку через столик.</text:p>
      <text:p text:style-name="P5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8">Я задумался.</text:p>
      <text:p text:style-name="P5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8">Анакорн почесал в затылке.</text:p>
      <text:p text:style-name="P58">– А кьютимарки? Как, <text:span text:style-name="T3">&lt;</text:span><text:span text:style-name="T10">чёрт</text:span><text:span text:style-name="T3">&gt;</text:span> меня побери, объяснить кьютимарки?</text:p>
      <text:p text:style-name="P58">– А кьютимарки ты сам даришь пони, когда распознаёшь их жизненное предназначение.</text:p>
      <text:p text:style-name="P5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8">Я пожал плечами.</text:p>
      <text:p text:style-name="P58">– А по-другому я не могу объяснить их появление. К сожалению.</text:p>
      <text:p text:style-name="P8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2">– Хорошо. Уболтал. Кьютимарки беру на себя. Так и знал, что мне самое трудное достанется!</text:p>
      <text:p text:style-name="P8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2">Анакорн проследил мой взгляд.</text:p>
      <text:p text:style-name="P82">– Нечего так смотреть. Если я стану применять магию вместо ловкости, теряется весь смысл упражнения... О, глянь-ка на Эквус!</text:p>
      <text:p text:style-name="P82">И впрямь, было на что посмотреть. Уровень помех на модели Эквуса значительно снизился и сама она стала светиться ровным голубоватым светом.</text:p>
      <text:p text:style-name="P8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82"/>
      <text:p text:style-name="P84">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5"/>
      <text:p text:style-name="P8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4"/>
      <text:p text:style-name="P82">Я опять задумался. В голове было пусто. Хотя, если подумать с точки зрения программиста, можно... Наверное можно, раз все предыдущее прокатило...</text:p>
      <text:p text:style-name="P83">–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3">– Не понял? Это как? Как ты совместишь разрушенную магическими войнами Эквестрию с романтически-сексуальным раем для попаданцев?</text:p>
      <text:p text:style-name="P83"><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3">Анакорн долго мусолил карандаш, а потом вдруг заржал.</text:p>
      <text:p text:style-name="P83"><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3"><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83">Анакорн примирительно похлопал меня по плечу.</text:p>
      <text:p text:style-name="P83"><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3">Я подозрительно посмотрел на Анакорна.</text:p>
      <text:p text:style-name="P83"><text:span text:style-name="T3">– </text:span>Какой ещё, нафиг, «мой фанфик»? Я никакого фанфика не писал. И не собираюсь, вообще-то.</text:p>
      <text:p text:style-name="P83">Анакорн ехидно ухмыльнулся и откинулся в кресле, переплетя пальцы за затылком.</text:p>
      <text:p text:style-name="P83"><text:span text:style-name="T3">– </text:span>И тут мы плавно переходим к заключительной проблеме! Надо на короткое время восстановить <text:soft-page-break/>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2"><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2"><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2"><text:span text:style-name="T3">– </text:span>Факн щит<text:note text:id="ftn9" text:note-class="footnote"><text:note-citation>9</text:note-citation><text:note-body><text:p text:style-name="P7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2">Анакорн развёл руками.</text:p>
      <text:p text:style-name="P82"><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2">Анакорн, глядя на мои терзания, понимающе кивнул и продолжил.</text:p>
      <text:p text:style-name="P5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6">– Гм! Я бы попросил тебя не касаться моих отношений с Рэйнбоу!</text:p>
      <text:p text:style-name="P5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6">У меня сердце буквально ухнуло куда-то вниз, в область желудка.</text:p>
      <text:p text:style-name="P5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5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6">– Та ладно, не утешай. Я не маленький ребёнок. Долг платежом красен. Сделаю то, что ты хочешь. <text:soft-page-break/>Как сумею.</text:p>
      <text:p text:style-name="P5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6">Анакорн наблюдал за мной без улыбки. По его нейтральному выражению лица невозможно было догадаться, о чём он думает.</text:p>
      <text:p text:style-name="P56">– Ну вот и отлично. Рад, что мы наконец-то пришли к сделке.</text:p>
      <text:p text:style-name="P5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9">– Пора закругляться. Ты начинаешь сгорать. Надо утрясти последние детали, пока ещё есть пару минут.</text:p>
      <text:p text:style-name="P56">– Валяй. Я тебя внимательно слушаю.</text:p>
      <text:p text:style-name="P5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56">– А я разве сплю?</text:p>
      <text:p text:style-name="P56">– Сейчас — нет. Но как только мы закроем сделку — проснёшься. Потому что нет иного способа вернуть тебя в реальный мир.</text:p>
      <text:p text:style-name="P56">– Эээ, постой. А как я в Эквестрию и обратно возвращался?</text:p>
      <text:p text:style-name="P5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6">Так вот, возвращать тебя обратно в твой мир я не буду. </text:p>
      <text:p text:style-name="P56">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5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6">– Ты ещё увидишь пару снов на прощание. Удачи!</text:p>
      <text:p text:style-name="P56"/>
      <text:p text:style-name="P57"><text:soft-page-break/>***</text:p>
      <text:p text:style-name="P56">–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56">– Пожалста. – ответил я безучастно. – Всегда рад. Только Вам не нужно было ТАК распинаться, чтобы заручиться моей помощью.</text:p>
      <text:p text:style-name="P56">Селестия на мгновение смутилась, но продолжила.</text:p>
      <text:p text:style-name="P56">–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Селестия кивнула, соглашаясь, и образ её начал меркнуть.</text:p>
      <text:p text:style-name="P76">– <text:span text:style-name="T1">Окей. Будь счастлив и... спасибо тебе за всё, Макс.</text:span></text:p>
      <text:p text:style-name="P71">…</text:p>
      <text:p text:style-name="P7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1">Он нахлобучил на себя невесть откуда взявшуюся двууголку.</text:p>
      <text:p text:style-name="P71">– Как вам это нравится, господа?! Дискорд — спаситель Эквестрии! Разрешите откланяться!..</text:p>
      <text:p text:style-name="P71"/>
      <text:list xml:id="list5476316479320670195" text:style-name="L8">
        <text:list-header>
          <text:p text:style-name="P95">(<text:span text:style-name="T13">Луна — как повелительница снов, слышала разговор Макса с Анакорном</text:span>)</text:p>
          <text:p text:style-name="P96"/>
        </text:list-header>
      </text:list>
      <text:p text:style-name="P72">***</text:p>
      <text:p text:style-name="P51"><text:span text:style-name="T1">–</text:span> Ты?..</text:p>
      <text:p text:style-name="P51"><text:span text:style-name="T1">–</text:span> Ты??!</text:p>
      <text:p text:style-name="P51"><text:span text:style-name="T1">–</text:span> Ты мне снишься??</text:p>
      <text:p text:style-name="P51"><text:span text:style-name="T1">–</text:span> Это ты мне снишься!!</text:p>
      <text:p text:style-name="P51"><text:span text:style-name="T1">–</text:span> Неважно… Пусть мы друг-другу снимся… Ты как, Дэш?</text:p>
      <text:p text:style-name="P5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1"><text:span text:style-name="T1">–</text:span> И я в порядке. Вот, возвращаюсь в свой мир. Ну, не совсем в свой. Почти в свой.</text:p>
      <text:p text:style-name="P51"><text:soft-page-break/><text:span text:style-name="T1">–</text:span> Навсегда?</text:p>
      <text:p text:style-name="P51"><text:span text:style-name="T1">–</text:span> Скорее всего, да.</text:p>
      <text:p text:style-name="P51"><text:span text:style-name="T1">–</text:span> Это плохо. Я хотела тебе сказать…</text:p>
      <text:p text:style-name="P51"><text:span text:style-name="T1">–</text:span> Не надо, Дэш. Не стоит терзать себя. Мне тоже очень хотелось остаться. Но так надо. Мне очень жаль…</text:p>
      <text:p text:style-name="P5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1"><text:span text:style-name="T1">–</text:span> И тебя, и Твайлайт, и Рэрити, и Селестию, и всех-всех-всех… Таковы правила.</text:p>
      <text:p text:style-name="P51"><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51">Я опустил руку на шею Дэш и ощутил теплоту и лёгкое покалывание в пустоте.</text:p>
      <text:p text:style-name="P51"><text:span text:style-name="T3">–</text:span> Мне кажется, Дэш, <text:span text:style-name="T1">м</text:span>ы найдём способ связаться. Рано или поздно.</text:p>
      <text:p text:style-name="P51"><text:span text:style-name="T1">–</text:span> И лучше рано, чем поздно! Я не люблю ждать!</text:p>
      <text:p text:style-name="P51"><text:span text:style-name="T1">–</text:span> Да, Дэш. <text:span text:style-name="T1">–</text:span> Её образ начал таять. <text:span text:style-name="T1">–</text:span> Да, я помню. Я всё ещё помню…</text:p>
      <text:p text:style-name="P51"/>
      <text:h text:style-name="P97" text:outline-level="2">Земля</text:h>
      <text:p text:style-name="P54">Музыкальная тема из бегущего по лезвию бритвы — <text:span text:style-name="T3">Mission impossible</text:span></text:p>
      <text:p text:style-name="P55">&lt;Ужас возвращения из тёплого волшебного мира друзей в холодную скучную реальность.&gt;</text:p>
      <text:p text:style-name="P4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49"><text:span text:style-name="T1">Я нашарил ногами тапки и пошёл в ванную. Проходя мимо стола, зацепился взглядом за</text:span> эскиз <text:span text:style-name="T1">рисунка</text:span>.</text:p>
      <text:p text:style-name="P4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0"><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0">Доставая из стола ключи от машины, опять наткнулся взглядом на эскиз.</text:p>
      <text:p text:style-name="P5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0">Назову-ка я фантазию «Последний фанфик».</text:p>
      <text:p text:style-name="P50"/>
      <text:p text:style-name="P50"/>
      <text:p text:style-name="P50"/>
      <text:p text:style-name="P51"/>
      <text:p text:style-name="P51"/>
      <text:p text:style-name="P51"/>
      <text:p text:style-name="P51"/>
      <text:p text:style-name="P51"/>
      <text:p text:style-name="P51"/>
      <text:p text:style-name="P51"/>
      <text:p text:style-name="P5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1"/>
      <text:p text:style-name="P5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1"/>
      <text:p text:style-name="P51"/>
      <text:p text:style-name="P51"/>
      <text:p text:style-name="P51"/>
      <text:p text:style-name="P6"><text:soft-page-break/></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23T18:54:38.163576872</dc:date>
    <meta:editing-duration>P36DT5H14M28S</meta:editing-duration>
    <meta:editing-cycles>953</meta:editing-cycles>
    <meta:generator>LibreOffice/5.0.2.2$Linux_X86_64 LibreOffice_project/00m0$Build-2</meta:generator>
    <meta:document-statistic meta:table-count="0" meta:image-count="0" meta:object-count="0" meta:page-count="106" meta:paragraph-count="2086" meta:word-count="45499" meta:character-count="302976" meta:non-whitespace-character-count="257358"/>
  </office:meta>
</office:document-meta>
</file>